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89.38mm" svg:height="160.49mm" svg:x="361.77mm" svg:y="188.58mm">
            <loext:p draw:notify-on-update-of-ranges="Feuille1.H7:Feuille1.H44 Feuille1.I6:Feuille1.I6 Feuille1.I7:Feuille1.I44 Feuille1.J6:Feuille1.J6 Feuille1.J7:Feuille1.J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03.14mm" svg:height="154.85mm" svg:x="23.14mm" svg:y="371.08mm">
            <loext:p draw:notify-on-update-of-ranges="Feuille1.L7:Feuille1.L44 Feuille1.M6:Feuille1.M6 Feuille1.M7:Feuille1.M44 Feuille1.N6:Feuille1.N6 Feuille1.N7:Feuille1.N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04.52mm" svg:height="152.73mm" svg:x="365.19mm" svg:y="364.2mm">
            <loext:p draw:notify-on-update-of-ranges="Feuille1.P7:Feuille1.P44 Feuille1.Q6:Feuille1.Q6 Feuille1.Q7:Feuille1.Q44 Feuille1.R6:Feuille1.R6 Feuille1.R7:Feuille1.R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95.77mm" svg:height="154.09mm" svg:x="21mm" svg:y="199.85mm">
            <loext:p draw:notify-on-update-of-ranges="Feuille1.D6:Feuille1.D6 Feuille1.D7:Feuille1.D44 Feuille1.E6:Feuille1.E6 Feuille1.E7:Feuille1.E44 Feuille1.F6:Feuille1.F6 Feuille1.F7:Feuille1.F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Waiting time</text:p>
          </table:table-cell>
          <table:table-cell table:number-columns-repeated="3"/>
          <table:table-cell office:value-type="string" calcext:value-type="string">
            <text:p>Loss1</text:p>
          </table:table-cell>
          <table:table-cell table:number-columns-repeated="3"/>
          <table:table-cell office:value-type="string" calcext:value-type="string">
            <text:p>Loss2</text:p>
          </table:table-cell>
          <table:table-cell table:number-columns-repeated="3"/>
          <table:table-cell office:value-type="string" calcext:value-type="string">
            <text:p>Loss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radient descent</text:p>
          </table:table-cell>
          <table:table-cell office:value-type="string" calcext:value-type="string">
            <text:p>Heuristic</text:p>
          </table:table-cell>
          <table:table-cell table:number-columns-repeated="2"/>
          <table:table-cell office:value-type="string" calcext:value-type="string">
            <text:p>Gradient descent</text:p>
          </table:table-cell>
          <table:table-cell office:value-type="string" calcext:value-type="string">
            <text:p>Heuristic</text:p>
          </table:table-cell>
          <table:table-cell table:number-columns-repeated="2"/>
          <table:table-cell office:value-type="string" calcext:value-type="string">
            <text:p>Gradient descent</text:p>
          </table:table-cell>
          <table:table-cell office:value-type="string" calcext:value-type="string">
            <text:p>Heuristic</text:p>
          </table:table-cell>
          <table:table-cell table:number-columns-repeated="2"/>
          <table:table-cell office:value-type="string" calcext:value-type="string">
            <text:p>Gradient descent</text:p>
          </table:table-cell>
          <table:table-cell office:value-type="string" calcext:value-type="string">
            <text:p>Heuristic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2" office:value-type="float" office:value="9.49248" calcext:value-type="float">
            <text:p>9,49248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14.457" calcext:value-type="float">
            <text:p>14,457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145.97139" calcext:value-type="float">
            <text:p>145,97139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160.42839" calcext:value-type="float">
            <text:p>160,42839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2" office:value-type="float" office:value="7.0071" calcext:value-type="float">
            <text:p>7,007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16.04599" calcext:value-type="float">
            <text:p>16,0459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151.63773" calcext:value-type="float">
            <text:p>151,6377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167.68372" calcext:value-type="float">
            <text:p>167,68372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2" office:value-type="float" office:value="4.52172" calcext:value-type="float">
            <text:p>4,5217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17.63498" calcext:value-type="float">
            <text:p>17,6349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157.23522" calcext:value-type="float">
            <text:p>157,2352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174.8702" calcext:value-type="float">
            <text:p>174,8702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4.20217" calcext:value-type="float">
            <text:p>4,20217</text:p>
          </table:table-cell>
          <table:table-cell office:value-type="float" office:value="4.29032" calcext:value-type="float">
            <text:p>4,2903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9.26959" calcext:value-type="float">
            <text:p>19,26959</text:p>
          </table:table-cell>
          <table:table-cell office:value-type="float" office:value="18.86041" calcext:value-type="float">
            <text:p>18,8604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59.20152" calcext:value-type="float">
            <text:p>159,20152</text:p>
          </table:table-cell>
          <table:table-cell office:value-type="float" office:value="159.23217" calcext:value-type="float">
            <text:p>159,2321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78.47111" calcext:value-type="float">
            <text:p>178,47111</text:p>
          </table:table-cell>
          <table:table-cell office:value-type="float" office:value="178.09257" calcext:value-type="float">
            <text:p>178,09257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.88262" calcext:value-type="float">
            <text:p>3,88262</text:p>
          </table:table-cell>
          <table:table-cell office:value-type="float" office:value="3.97077" calcext:value-type="float">
            <text:p>3,9707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0.90421" calcext:value-type="float">
            <text:p>20,90421</text:p>
          </table:table-cell>
          <table:table-cell office:value-type="float" office:value="20.49502" calcext:value-type="float">
            <text:p>20,495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61.44477" calcext:value-type="float">
            <text:p>161,44477</text:p>
          </table:table-cell>
          <table:table-cell office:value-type="float" office:value="161.19866" calcext:value-type="float">
            <text:p>161,1986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82.34897" calcext:value-type="float">
            <text:p>182,34897</text:p>
          </table:table-cell>
          <table:table-cell office:value-type="float" office:value="181.69368" calcext:value-type="float">
            <text:p>181,69368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3.56307" calcext:value-type="float">
            <text:p>3,56307</text:p>
          </table:table-cell>
          <table:table-cell office:value-type="float" office:value="3.65123" calcext:value-type="float">
            <text:p>3,651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2.53882" calcext:value-type="float">
            <text:p>22,53882</text:p>
          </table:table-cell>
          <table:table-cell office:value-type="float" office:value="22.12963" calcext:value-type="float">
            <text:p>22,1296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63.96497" calcext:value-type="float">
            <text:p>163,96497</text:p>
          </table:table-cell>
          <table:table-cell office:value-type="float" office:value="163.44212" calcext:value-type="float">
            <text:p>163,4421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86.50379" calcext:value-type="float">
            <text:p>186,50379</text:p>
          </table:table-cell>
          <table:table-cell office:value-type="float" office:value="185.57175" calcext:value-type="float">
            <text:p>185,57175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3.24353" calcext:value-type="float">
            <text:p>3,24353</text:p>
          </table:table-cell>
          <table:table-cell office:value-type="float" office:value="3.33168" calcext:value-type="float">
            <text:p>3,3316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.17343" calcext:value-type="float">
            <text:p>24,17343</text:p>
          </table:table-cell>
          <table:table-cell office:value-type="float" office:value="23.76425" calcext:value-type="float">
            <text:p>23,7642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67.59354" calcext:value-type="float">
            <text:p>167,59354</text:p>
          </table:table-cell>
          <table:table-cell office:value-type="float" office:value="165.96252" calcext:value-type="float">
            <text:p>165,9625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91.76698" calcext:value-type="float">
            <text:p>191,76698</text:p>
          </table:table-cell>
          <table:table-cell office:value-type="float" office:value="189.72677" calcext:value-type="float">
            <text:p>189,72677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.92398" calcext:value-type="float">
            <text:p>2,92398</text:p>
          </table:table-cell>
          <table:table-cell office:value-type="float" office:value="3.01213" calcext:value-type="float">
            <text:p>3,012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.80805" calcext:value-type="float">
            <text:p>25,80805</text:p>
          </table:table-cell>
          <table:table-cell office:value-type="float" office:value="25.39886" calcext:value-type="float">
            <text:p>25,3988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72.05142" calcext:value-type="float">
            <text:p>172,05142</text:p>
          </table:table-cell>
          <table:table-cell office:value-type="float" office:value="169.5913" calcext:value-type="float">
            <text:p>169,59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7.85947" calcext:value-type="float">
            <text:p>197,85947</text:p>
          </table:table-cell>
          <table:table-cell office:value-type="float" office:value="194.99016" calcext:value-type="float">
            <text:p>194,9901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2.65556" calcext:value-type="float">
            <text:p>2,65556</text:p>
          </table:table-cell>
          <table:table-cell office:value-type="float" office:value="2.74371" calcext:value-type="float">
            <text:p>2,7437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7.29663" calcext:value-type="float">
            <text:p>27,29663</text:p>
          </table:table-cell>
          <table:table-cell office:value-type="float" office:value="26.88744" calcext:value-type="float">
            <text:p>26,8874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75.12897" calcext:value-type="float">
            <text:p>175,12897</text:p>
          </table:table-cell>
          <table:table-cell office:value-type="float" office:value="172.66852" calcext:value-type="float">
            <text:p>172,6685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02.4256" calcext:value-type="float">
            <text:p>202,4256</text:p>
          </table:table-cell>
          <table:table-cell office:value-type="float" office:value="199.55596" calcext:value-type="float">
            <text:p>199,55596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 office:value-type="float" office:value="2.42416" calcext:value-type="float">
            <text:p>2,42416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28.52206" calcext:value-type="float">
            <text:p>28,52206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177.12713" calcext:value-type="float">
            <text:p>177,12713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205.64918" calcext:value-type="float">
            <text:p>205,64918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2.35315" calcext:value-type="float">
            <text:p>2,35315</text:p>
          </table:table-cell>
          <table:table-cell office:value-type="float" office:value="2.36379" calcext:value-type="float">
            <text:p>2,3637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9.96928" calcext:value-type="float">
            <text:p>29,96928</text:p>
          </table:table-cell>
          <table:table-cell office:value-type="float" office:value="29.42877" calcext:value-type="float">
            <text:p>29,4287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80.84853" calcext:value-type="float">
            <text:p>180,84853</text:p>
          </table:table-cell>
          <table:table-cell office:value-type="float" office:value="177.52495" calcext:value-type="float">
            <text:p>177,5249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10.81781" calcext:value-type="float">
            <text:p>210,81781</text:p>
          </table:table-cell>
          <table:table-cell office:value-type="float" office:value="206.95372" calcext:value-type="float">
            <text:p>206,9537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.28214" calcext:value-type="float">
            <text:p>2,28214</text:p>
          </table:table-cell>
          <table:table-cell office:value-type="float" office:value="2.29278" calcext:value-type="float">
            <text:p>2,2927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1.41651" calcext:value-type="float">
            <text:p>31,41651</text:p>
          </table:table-cell>
          <table:table-cell office:value-type="float" office:value="30.876" calcext:value-type="float">
            <text:p>30,87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84.78884" calcext:value-type="float">
            <text:p>184,78884</text:p>
          </table:table-cell>
          <table:table-cell office:value-type="float" office:value="181.24636" calcext:value-type="float">
            <text:p>181,2463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16.20535" calcext:value-type="float">
            <text:p>216,20535</text:p>
          </table:table-cell>
          <table:table-cell office:value-type="float" office:value="212.12235" calcext:value-type="float">
            <text:p>212,12235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2" office:value-type="float" office:value="2.22177" calcext:value-type="float">
            <text:p>2,2217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32.32322" calcext:value-type="float">
            <text:p>32,3232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185.18666" calcext:value-type="float">
            <text:p>185,1866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217.50989" calcext:value-type="float">
            <text:p>217,50989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2.16851" calcext:value-type="float">
            <text:p>2,16851</text:p>
          </table:table-cell>
          <table:table-cell office:value-type="float" office:value="2.17064" calcext:value-type="float">
            <text:p>2,170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3.99139" calcext:value-type="float">
            <text:p>33,99139</text:p>
          </table:table-cell>
          <table:table-cell office:value-type="float" office:value="33.61499" calcext:value-type="float">
            <text:p>33,6149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85.47913" calcext:value-type="float">
            <text:p>185,47913</text:p>
          </table:table-cell>
          <table:table-cell office:value-type="float" office:value="187.56671" calcext:value-type="float">
            <text:p>187,5667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19.47051" calcext:value-type="float">
            <text:p>219,47051</text:p>
          </table:table-cell>
          <table:table-cell office:value-type="float" office:value="221.18171" calcext:value-type="float">
            <text:p>221,18171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2.11526" calcext:value-type="float">
            <text:p>2,11526</text:p>
          </table:table-cell>
          <table:table-cell office:value-type="float" office:value="2.14286" calcext:value-type="float">
            <text:p>2,1428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5.65955" calcext:value-type="float">
            <text:p>35,65955</text:p>
          </table:table-cell>
          <table:table-cell office:value-type="float" office:value="34.09844" calcext:value-type="float">
            <text:p>34,0984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86.06405" calcext:value-type="float">
            <text:p>186,06405</text:p>
          </table:table-cell>
          <table:table-cell office:value-type="float" office:value="185.94396" calcext:value-type="float">
            <text:p>185,9439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21.7236" calcext:value-type="float">
            <text:p>221,7236</text:p>
          </table:table-cell>
          <table:table-cell office:value-type="float" office:value="220.0424" calcext:value-type="float">
            <text:p>220,0424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2.062" calcext:value-type="float">
            <text:p>2,062</text:p>
          </table:table-cell>
          <table:table-cell office:value-type="float" office:value="2.0896" calcext:value-type="float">
            <text:p>2,089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7.32771" calcext:value-type="float">
            <text:p>37,32771</text:p>
          </table:table-cell>
          <table:table-cell office:value-type="float" office:value="35.7666" calcext:value-type="float">
            <text:p>35,766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86.94144" calcext:value-type="float">
            <text:p>186,94144</text:p>
          </table:table-cell>
          <table:table-cell office:value-type="float" office:value="186.23642" calcext:value-type="float">
            <text:p>186,2364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24.26915" calcext:value-type="float">
            <text:p>224,26915</text:p>
          </table:table-cell>
          <table:table-cell office:value-type="float" office:value="222.00303" calcext:value-type="float">
            <text:p>222,00303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2.00874" calcext:value-type="float">
            <text:p>2,00874</text:p>
          </table:table-cell>
          <table:table-cell office:value-type="float" office:value="2.03634" calcext:value-type="float">
            <text:p>2,0363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8.99587" calcext:value-type="float">
            <text:p>38,99587</text:p>
          </table:table-cell>
          <table:table-cell office:value-type="float" office:value="37.43476" calcext:value-type="float">
            <text:p>37,4347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88.11129" calcext:value-type="float">
            <text:p>188,11129</text:p>
          </table:table-cell>
          <table:table-cell office:value-type="float" office:value="186.82135" calcext:value-type="float">
            <text:p>186,8213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27.10716" calcext:value-type="float">
            <text:p>227,10716</text:p>
          </table:table-cell>
          <table:table-cell office:value-type="float" office:value="224.25611" calcext:value-type="float">
            <text:p>224,25611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1.95548" calcext:value-type="float">
            <text:p>1,95548</text:p>
          </table:table-cell>
          <table:table-cell office:value-type="float" office:value="1.98308" calcext:value-type="float">
            <text:p>1,983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.66403" calcext:value-type="float">
            <text:p>40,66403</text:p>
          </table:table-cell>
          <table:table-cell office:value-type="float" office:value="39.10293" calcext:value-type="float">
            <text:p>39,1029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91.32837" calcext:value-type="float">
            <text:p>191,32837</text:p>
          </table:table-cell>
          <table:table-cell office:value-type="float" office:value="187.69873" calcext:value-type="float">
            <text:p>187,6987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31.9924" calcext:value-type="float">
            <text:p>231,9924</text:p>
          </table:table-cell>
          <table:table-cell office:value-type="float" office:value="226.80166" calcext:value-type="float">
            <text:p>226,80166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.90435" calcext:value-type="float">
            <text:p>1,90435</text:p>
          </table:table-cell>
          <table:table-cell office:value-type="float" office:value="1.92982" calcext:value-type="float">
            <text:p>1,9298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1.9558" calcext:value-type="float">
            <text:p>41,9558</text:p>
          </table:table-cell>
          <table:table-cell office:value-type="float" office:value="40.77109" calcext:value-type="float">
            <text:p>40,7710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3.70842" calcext:value-type="float">
            <text:p>193,70842</text:p>
          </table:table-cell>
          <table:table-cell office:value-type="float" office:value="188.86858" calcext:value-type="float">
            <text:p>188,8685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35.66422" calcext:value-type="float">
            <text:p>235,66422</text:p>
          </table:table-cell>
          <table:table-cell office:value-type="float" office:value="229.63967" calcext:value-type="float">
            <text:p>229,63967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.86312" calcext:value-type="float">
            <text:p>1,86312</text:p>
          </table:table-cell>
          <table:table-cell office:value-type="float" office:value="1.88859" calcext:value-type="float">
            <text:p>1,8885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3.57081" calcext:value-type="float">
            <text:p>43,57081</text:p>
          </table:table-cell>
          <table:table-cell office:value-type="float" office:value="42.3861" calcext:value-type="float">
            <text:p>42,386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95.09884" calcext:value-type="float">
            <text:p>195,09884</text:p>
          </table:table-cell>
          <table:table-cell office:value-type="float" office:value="190.25901" calcext:value-type="float">
            <text:p>190,2590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38.66966" calcext:value-type="float">
            <text:p>238,66966</text:p>
          </table:table-cell>
          <table:table-cell office:value-type="float" office:value="232.64511" calcext:value-type="float">
            <text:p>232,64511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1.82189" calcext:value-type="float">
            <text:p>1,82189</text:p>
          </table:table-cell>
          <table:table-cell office:value-type="float" office:value="1.84736" calcext:value-type="float">
            <text:p>1,8473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5.18583" calcext:value-type="float">
            <text:p>45,18583</text:p>
          </table:table-cell>
          <table:table-cell office:value-type="float" office:value="44.00111" calcext:value-type="float">
            <text:p>44,0011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6.76735" calcext:value-type="float">
            <text:p>196,76735</text:p>
          </table:table-cell>
          <table:table-cell office:value-type="float" office:value="191.92752" calcext:value-type="float">
            <text:p>191,9275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1.95318" calcext:value-type="float">
            <text:p>241,95318</text:p>
          </table:table-cell>
          <table:table-cell office:value-type="float" office:value="235.92863" calcext:value-type="float">
            <text:p>235,92863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1.78066" calcext:value-type="float">
            <text:p>1,78066</text:p>
          </table:table-cell>
          <table:table-cell office:value-type="float" office:value="1.81372" calcext:value-type="float">
            <text:p>1,8137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6.80084" calcext:value-type="float">
            <text:p>46,80084</text:p>
          </table:table-cell>
          <table:table-cell office:value-type="float" office:value="45.5307" calcext:value-type="float">
            <text:p>45,53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99.5482" calcext:value-type="float">
            <text:p>199,5482</text:p>
          </table:table-cell>
          <table:table-cell office:value-type="float" office:value="193.70693" calcext:value-type="float">
            <text:p>193,7069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6.34905" calcext:value-type="float">
            <text:p>246,34905</text:p>
          </table:table-cell>
          <table:table-cell office:value-type="float" office:value="239.23763" calcext:value-type="float">
            <text:p>239,23763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.73942" calcext:value-type="float">
            <text:p>1,73942</text:p>
          </table:table-cell>
          <table:table-cell office:value-type="float" office:value="1.78009" calcext:value-type="float">
            <text:p>1,780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8.41586" calcext:value-type="float">
            <text:p>48,41586</text:p>
          </table:table-cell>
          <table:table-cell office:value-type="float" office:value="47.06028" calcext:value-type="float">
            <text:p>47,0602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02.88522" calcext:value-type="float">
            <text:p>202,88522</text:p>
          </table:table-cell>
          <table:table-cell office:value-type="float" office:value="195.74055" calcext:value-type="float">
            <text:p>195,740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1.30108" calcext:value-type="float">
            <text:p>251,30108</text:p>
          </table:table-cell>
          <table:table-cell office:value-type="float" office:value="242.80083" calcext:value-type="float">
            <text:p>242,80083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1.69819" calcext:value-type="float">
            <text:p>1,69819</text:p>
          </table:table-cell>
          <table:table-cell office:value-type="float" office:value="1.74645" calcext:value-type="float">
            <text:p>1,7464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0.03087" calcext:value-type="float">
            <text:p>50,03087</text:p>
          </table:table-cell>
          <table:table-cell office:value-type="float" office:value="48.58987" calcext:value-type="float">
            <text:p>48,5898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07.0565" calcext:value-type="float">
            <text:p>207,0565</text:p>
          </table:table-cell>
          <table:table-cell office:value-type="float" office:value="198.02836" calcext:value-type="float">
            <text:p>198,0283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57.08737" calcext:value-type="float">
            <text:p>257,08737</text:p>
          </table:table-cell>
          <table:table-cell office:value-type="float" office:value="246.61823" calcext:value-type="float">
            <text:p>246,61823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.66456" calcext:value-type="float">
            <text:p>1,66456</text:p>
          </table:table-cell>
          <table:table-cell office:value-type="float" office:value="1.70522" calcext:value-type="float">
            <text:p>1,7052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1.56045" calcext:value-type="float">
            <text:p>51,56045</text:p>
          </table:table-cell>
          <table:table-cell office:value-type="float" office:value="50.20488" calcext:value-type="float">
            <text:p>50,2048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08.83591" calcext:value-type="float">
            <text:p>208,83591</text:p>
          </table:table-cell>
          <table:table-cell office:value-type="float" office:value="200.80921" calcext:value-type="float">
            <text:p>200,8092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60.39636" calcext:value-type="float">
            <text:p>260,39636</text:p>
          </table:table-cell>
          <table:table-cell office:value-type="float" office:value="251.01409" calcext:value-type="float">
            <text:p>251,01409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1.63092" calcext:value-type="float">
            <text:p>1,63092</text:p>
          </table:table-cell>
          <table:table-cell office:value-type="float" office:value="1.65196" calcext:value-type="float">
            <text:p>1,6519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3.09004" calcext:value-type="float">
            <text:p>53,09004</text:p>
          </table:table-cell>
          <table:table-cell office:value-type="float" office:value="51.87304" calcext:value-type="float">
            <text:p>51,8730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10.86952" calcext:value-type="float">
            <text:p>210,86952</text:p>
          </table:table-cell>
          <table:table-cell office:value-type="float" office:value="204.0263" calcext:value-type="float">
            <text:p>204,02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63.95956" calcext:value-type="float">
            <text:p>263,95956</text:p>
          </table:table-cell>
          <table:table-cell office:value-type="float" office:value="255.89934" calcext:value-type="float">
            <text:p>255,89934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1.59728" calcext:value-type="float">
            <text:p>1,59728</text:p>
          </table:table-cell>
          <table:table-cell office:value-type="float" office:value="1.61073" calcext:value-type="float">
            <text:p>1,6107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4.61962" calcext:value-type="float">
            <text:p>54,61962</text:p>
          </table:table-cell>
          <table:table-cell office:value-type="float" office:value="53.48806" calcext:value-type="float">
            <text:p>53,4880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13.15734" calcext:value-type="float">
            <text:p>213,15734</text:p>
          </table:table-cell>
          <table:table-cell office:value-type="float" office:value="207.36332" calcext:value-type="float">
            <text:p>207,3633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67.77696" calcext:value-type="float">
            <text:p>267,77696</text:p>
          </table:table-cell>
          <table:table-cell office:value-type="float" office:value="260.85137" calcext:value-type="float">
            <text:p>260,85137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.56365" calcext:value-type="float">
            <text:p>1,56365</text:p>
          </table:table-cell>
          <table:table-cell office:value-type="float" office:value="1.57709" calcext:value-type="float">
            <text:p>1,5770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.14921" calcext:value-type="float">
            <text:p>56,14921</text:p>
          </table:table-cell>
          <table:table-cell office:value-type="float" office:value="55.01764" calcext:value-type="float">
            <text:p>55,017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6.46197" calcext:value-type="float">
            <text:p>216,46197</text:p>
          </table:table-cell>
          <table:table-cell office:value-type="float" office:value="210.66794" calcext:value-type="float">
            <text:p>210,6679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72.61117" calcext:value-type="float">
            <text:p>272,61117</text:p>
          </table:table-cell>
          <table:table-cell office:value-type="float" office:value="265.68558" calcext:value-type="float">
            <text:p>265,68558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.53001" calcext:value-type="float">
            <text:p>1,53001</text:p>
          </table:table-cell>
          <table:table-cell office:value-type="float" office:value="1.55543" calcext:value-type="float">
            <text:p>1,5554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7.67879" calcext:value-type="float">
            <text:p>57,67879</text:p>
          </table:table-cell>
          <table:table-cell office:value-type="float" office:value="56.03288" calcext:value-type="float">
            <text:p>56,0328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20.52919" calcext:value-type="float">
            <text:p>220,52919</text:p>
          </table:table-cell>
          <table:table-cell office:value-type="float" office:value="212.1376" calcext:value-type="float">
            <text:p>212,137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78.20799" calcext:value-type="float">
            <text:p>278,20799</text:p>
          </table:table-cell>
          <table:table-cell office:value-type="float" office:value="268.17048" calcext:value-type="float">
            <text:p>268,17048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1.50222" calcext:value-type="float">
            <text:p>1,50222</text:p>
          </table:table-cell>
          <table:table-cell office:value-type="float" office:value="1.51419" calcext:value-type="float">
            <text:p>1,5141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8.16224" calcext:value-type="float">
            <text:p>58,16224</text:p>
          </table:table-cell>
          <table:table-cell office:value-type="float" office:value="57.6479" calcext:value-type="float">
            <text:p>57,647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18.90644" calcext:value-type="float">
            <text:p>218,90644</text:p>
          </table:table-cell>
          <table:table-cell office:value-type="float" office:value="216.30887" calcext:value-type="float">
            <text:p>216,3088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77.06868" calcext:value-type="float">
            <text:p>277,06868</text:p>
          </table:table-cell>
          <table:table-cell office:value-type="float" office:value="273.95677" calcext:value-type="float">
            <text:p>273,95677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1.47764" calcext:value-type="float">
            <text:p>1,47764</text:p>
          </table:table-cell>
          <table:table-cell office:value-type="float" office:value="1.48056" calcext:value-type="float">
            <text:p>1,4805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9.39927" calcext:value-type="float">
            <text:p>59,39927</text:p>
          </table:table-cell>
          <table:table-cell office:value-type="float" office:value="59.17748" calcext:value-type="float">
            <text:p>59,1774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21.7965" calcext:value-type="float">
            <text:p>221,7965</text:p>
          </table:table-cell>
          <table:table-cell office:value-type="float" office:value="220.3761" calcext:value-type="float">
            <text:p>220,376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81.19577" calcext:value-type="float">
            <text:p>281,19577</text:p>
          </table:table-cell>
          <table:table-cell office:value-type="float" office:value="279.55358" calcext:value-type="float">
            <text:p>279,55358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1.45306" calcext:value-type="float">
            <text:p>1,45306</text:p>
          </table:table-cell>
          <table:table-cell office:value-type="float" office:value="1.45598" calcext:value-type="float">
            <text:p>1,4559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0.63631" calcext:value-type="float">
            <text:p>60,63631</text:p>
          </table:table-cell>
          <table:table-cell office:value-type="float" office:value="60.41451" calcext:value-type="float">
            <text:p>60,4145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24.85656" calcext:value-type="float">
            <text:p>224,85656</text:p>
          </table:table-cell>
          <table:table-cell office:value-type="float" office:value="223.26616" calcext:value-type="float">
            <text:p>223,2661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85.49287" calcext:value-type="float">
            <text:p>285,49287</text:p>
          </table:table-cell>
          <table:table-cell office:value-type="float" office:value="283.68067" calcext:value-type="float">
            <text:p>283,68067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 office:value-type="float" office:value="1.4314" calcext:value-type="float">
            <text:p>1,431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1.65155" calcext:value-type="float">
            <text:p>61,6515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226.32622" calcext:value-type="float">
            <text:p>226,3262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287.97777" calcext:value-type="float">
            <text:p>287,97777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2" office:value-type="float" office:value="1.41542" calcext:value-type="float">
            <text:p>1,41542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61.58839" calcext:value-type="float">
            <text:p>61,58839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222.18751" calcext:value-type="float">
            <text:p>222,18751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283.7759" calcext:value-type="float">
            <text:p>283,7759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1.40258" calcext:value-type="float">
            <text:p>1,40258</text:p>
          </table:table-cell>
          <table:table-cell office:value-type="float" office:value="1.40504" calcext:value-type="float">
            <text:p>1,4050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2.95292" calcext:value-type="float">
            <text:p>62,95292</text:p>
          </table:table-cell>
          <table:table-cell office:value-type="float" office:value="60.83381" calcext:value-type="float">
            <text:p>60,8338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23.71985" calcext:value-type="float">
            <text:p>223,71985</text:p>
          </table:table-cell>
          <table:table-cell office:value-type="float" office:value="214.95595" calcext:value-type="float">
            <text:p>214,9559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86.67277" calcext:value-type="float">
            <text:p>286,67277</text:p>
          </table:table-cell>
          <table:table-cell office:value-type="float" office:value="275.78977" calcext:value-type="float">
            <text:p>275,78977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1.38973" calcext:value-type="float">
            <text:p>1,38973</text:p>
          </table:table-cell>
          <table:table-cell office:value-type="float" office:value="1.39307" calcext:value-type="float">
            <text:p>1,3930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4.31744" calcext:value-type="float">
            <text:p>64,31744</text:p>
          </table:table-cell>
          <table:table-cell office:value-type="float" office:value="61.47784" calcext:value-type="float">
            <text:p>61,4778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25.4711" calcext:value-type="float">
            <text:p>225,4711</text:p>
          </table:table-cell>
          <table:table-cell office:value-type="float" office:value="215.24909" calcext:value-type="float">
            <text:p>215,2490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89.78854" calcext:value-type="float">
            <text:p>289,78854</text:p>
          </table:table-cell>
          <table:table-cell office:value-type="float" office:value="276.72693" calcext:value-type="float">
            <text:p>276,72693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.37689" calcext:value-type="float">
            <text:p>1,37689</text:p>
          </table:table-cell>
          <table:table-cell office:value-type="float" office:value="1.3806" calcext:value-type="float">
            <text:p>1,380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5.68196" calcext:value-type="float">
            <text:p>65,68196</text:p>
          </table:table-cell>
          <table:table-cell office:value-type="float" office:value="62.42302" calcext:value-type="float">
            <text:p>62,423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27.44125" calcext:value-type="float">
            <text:p>227,44125</text:p>
          </table:table-cell>
          <table:table-cell office:value-type="float" office:value="217.03367" calcext:value-type="float">
            <text:p>217,0336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93.12322" calcext:value-type="float">
            <text:p>293,12322</text:p>
          </table:table-cell>
          <table:table-cell office:value-type="float" office:value="279.45669" calcext:value-type="float">
            <text:p>279,45669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.36405" calcext:value-type="float">
            <text:p>1,36405</text:p>
          </table:table-cell>
          <table:table-cell office:value-type="float" office:value="1.36813" calcext:value-type="float">
            <text:p>1,3681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7.04649" calcext:value-type="float">
            <text:p>67,04649</text:p>
          </table:table-cell>
          <table:table-cell office:value-type="float" office:value="63.36819" calcext:value-type="float">
            <text:p>63,368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30.28703" calcext:value-type="float">
            <text:p>230,28703</text:p>
          </table:table-cell>
          <table:table-cell office:value-type="float" office:value="218.92324" calcext:value-type="float">
            <text:p>218,923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97.33352" calcext:value-type="float">
            <text:p>297,33352</text:p>
          </table:table-cell>
          <table:table-cell office:value-type="float" office:value="282.29143" calcext:value-type="float">
            <text:p>282,29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2">00/00/0000</text:date>, <text:time style:data-style-name="N2" text:time-value="22:53:47.686008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7:52:07.945682497</meta:creation-date>
    <dc:date>2020-07-12T00:49:22.467767748</dc:date>
    <meta:editing-duration>PT2H1M35S</meta:editing-duration>
    <meta:editing-cycles>2</meta:editing-cycles>
    <meta:generator>LibreOffice/5.1.6.2$Linux_X86_64 LibreOffice_project/10m0$Build-2</meta:generator>
    <meta:document-statistic meta:table-count="1" meta:cell-count="4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.5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66cc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e275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39cm" svg:height="16.05cm" xlink:href=".." xlink:type="simple" chart:class="chart:bar" chart:style-name="ch1">
        <chart:legend svg:x="9.841cm" svg:y="0.318cm" style:legend-expansion="custom" chartooo:width="11.949cm" chartooo:height="2.274cm" style:legend-expansion-aspect-ratio="5.25461741424802" chart:style-name="ch2"/>
        <chart:plot-area chart:style-name="ch3" table:cell-range-address="Feuille1.H6:Feuille1.J44" chart:data-source-has-labels="both" svg:x="1.83cm" svg:y="0.367cm" svg:width="26.943cm" svg:height="14.271cm">
          <chartooo:coordinate-region svg:x="2.451cm" svg:y="0.567cm" svg:width="26.322cm" svg:height="13.398cm"/>
          <chart:axis chart:dimension="x" chart:name="primary-x" chart:style-name="ch4" chartooo:axis-type="auto">
            <chartooo:date-scale/>
            <chart:title svg:x="12.334cm" svg:y="14.695cm" chart:style-name="ch5">
              <text:p>Number of panels</text:p>
            </chart:title>
            <chart:categories table:cell-range-address="Feuille1.H7:Feuille1.H44"/>
          </chart:axis>
          <chart:axis chart:dimension="y" chart:name="primary-y" chart:style-name="ch6">
            <chart:title svg:x="0cm" svg:y="13.591cm" chart:style-name="ch7">
              <text:p>Loss rate of EPs due to emptiness of DPs
 queue</text:p>
            </chart:title>
            <chart:grid chart:style-name="ch8" chart:class="major"/>
          </chart:axis>
          <chart:series chart:style-name="ch9" chart:values-cell-range-address="Feuille1.I7:Feuille1.I44" chart:label-cell-address="Feuille1.I6:Feuille1.I6" chart:class="chart:bar">
            <chart:data-point chart:repeated="38"/>
          </chart:series>
          <chart:series chart:style-name="ch10" chart:values-cell-range-address="Feuille1.J7:Feuille1.J44" chart:label-cell-address="Feuille1.J6:Feuille1.J6" chart:class="chart:bar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dient descent</text:p>
                <draw:g>
                  <svg:desc>Feuille1.I6:Feuille1.I6</svg:desc>
                </draw:g>
              </table:table-cell>
              <table:table-cell office:value-type="string">
                <text:p>Heuristic</text:p>
                <draw:g>
                  <svg:desc>Feuille1.J6:Feuille1.J6</svg:desc>
                </draw:g>
              </table:table-cell>
            </table:table-row>
          </table:table-header-rows>
          <table:table-rows>
            <table:table-row>
              <table:table-cell office:value-type="float" office:value="53">
                <text:p>53</text:p>
                <draw:g>
                  <svg:desc>Feuille1.H7:Feuille1.H44</svg:desc>
                </draw:g>
              </table:table-cell>
              <table:table-cell office:value-type="float" office:value="14.457">
                <text:p>14.457</text:p>
                <draw:g>
                  <svg:desc>Feuille1.I7:Feuille1.I44</svg:desc>
                </draw:g>
              </table:table-cell>
              <table:table-cell office:value-type="float" office:value="14.457">
                <text:p>14.457</text:p>
                <draw:g>
                  <svg:desc>Feuille1.J7:Feuille1.J44</svg:desc>
                </draw:g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6.04599">
                <text:p>16.04599</text:p>
              </table:table-cell>
              <table:table-cell office:value-type="float" office:value="16.04599">
                <text:p>16.045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7.63498">
                <text:p>17.63498</text:p>
              </table:table-cell>
              <table:table-cell office:value-type="float" office:value="17.63498">
                <text:p>17.6349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9.26959">
                <text:p>19.26959</text:p>
              </table:table-cell>
              <table:table-cell office:value-type="float" office:value="18.86041">
                <text:p>18.8604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0.90421">
                <text:p>20.90421</text:p>
              </table:table-cell>
              <table:table-cell office:value-type="float" office:value="20.49502">
                <text:p>20.495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2.53882">
                <text:p>22.53882</text:p>
              </table:table-cell>
              <table:table-cell office:value-type="float" office:value="22.12963">
                <text:p>22.1296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4.17343">
                <text:p>24.17343</text:p>
              </table:table-cell>
              <table:table-cell office:value-type="float" office:value="23.76425">
                <text:p>23.764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.80805">
                <text:p>25.80805</text:p>
              </table:table-cell>
              <table:table-cell office:value-type="float" office:value="25.39886">
                <text:p>25.3988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7.29663">
                <text:p>27.29663</text:p>
              </table:table-cell>
              <table:table-cell office:value-type="float" office:value="26.88744">
                <text:p>26.8874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8.52206">
                <text:p>28.52206</text:p>
              </table:table-cell>
              <table:table-cell office:value-type="float" office:value="28.52206">
                <text:p>28.5220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9.96928">
                <text:p>29.96928</text:p>
              </table:table-cell>
              <table:table-cell office:value-type="float" office:value="29.42877">
                <text:p>29.4287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1.41651">
                <text:p>31.41651</text:p>
              </table:table-cell>
              <table:table-cell office:value-type="float" office:value="30.876">
                <text:p>30.87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2.32322">
                <text:p>32.32322</text:p>
              </table:table-cell>
              <table:table-cell office:value-type="float" office:value="32.32322">
                <text:p>32.3232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3.99139">
                <text:p>33.99139</text:p>
              </table:table-cell>
              <table:table-cell office:value-type="float" office:value="33.61499">
                <text:p>33.614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5.65955">
                <text:p>35.65955</text:p>
              </table:table-cell>
              <table:table-cell office:value-type="float" office:value="34.09844">
                <text:p>34.0984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7.32771">
                <text:p>37.32771</text:p>
              </table:table-cell>
              <table:table-cell office:value-type="float" office:value="35.7666">
                <text:p>35.766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8.99587">
                <text:p>38.99587</text:p>
              </table:table-cell>
              <table:table-cell office:value-type="float" office:value="37.43476">
                <text:p>37.4347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0.66403">
                <text:p>40.66403</text:p>
              </table:table-cell>
              <table:table-cell office:value-type="float" office:value="39.10293">
                <text:p>39.1029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1.9558">
                <text:p>41.9558</text:p>
              </table:table-cell>
              <table:table-cell office:value-type="float" office:value="40.77109">
                <text:p>40.7710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3.57081">
                <text:p>43.57081</text:p>
              </table:table-cell>
              <table:table-cell office:value-type="float" office:value="42.3861">
                <text:p>42.386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5.18583">
                <text:p>45.18583</text:p>
              </table:table-cell>
              <table:table-cell office:value-type="float" office:value="44.00111">
                <text:p>44.0011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6.80084">
                <text:p>46.80084</text:p>
              </table:table-cell>
              <table:table-cell office:value-type="float" office:value="45.5307">
                <text:p>45.530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8.41586">
                <text:p>48.41586</text:p>
              </table:table-cell>
              <table:table-cell office:value-type="float" office:value="47.06028">
                <text:p>47.0602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0.03087">
                <text:p>50.03087</text:p>
              </table:table-cell>
              <table:table-cell office:value-type="float" office:value="48.58987">
                <text:p>48.5898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1.56045">
                <text:p>51.56045</text:p>
              </table:table-cell>
              <table:table-cell office:value-type="float" office:value="50.20488">
                <text:p>50.2048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3.09004">
                <text:p>53.09004</text:p>
              </table:table-cell>
              <table:table-cell office:value-type="float" office:value="51.87304">
                <text:p>51.8730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4.61962">
                <text:p>54.61962</text:p>
              </table:table-cell>
              <table:table-cell office:value-type="float" office:value="53.48806">
                <text:p>53.4880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6.14921">
                <text:p>56.14921</text:p>
              </table:table-cell>
              <table:table-cell office:value-type="float" office:value="55.01764">
                <text:p>55.0176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7.67879">
                <text:p>57.67879</text:p>
              </table:table-cell>
              <table:table-cell office:value-type="float" office:value="56.03288">
                <text:p>56.0328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8.16224">
                <text:p>58.16224</text:p>
              </table:table-cell>
              <table:table-cell office:value-type="float" office:value="57.6479">
                <text:p>57.647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9.39927">
                <text:p>59.39927</text:p>
              </table:table-cell>
              <table:table-cell office:value-type="float" office:value="59.17748">
                <text:p>59.1774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0.63631">
                <text:p>60.63631</text:p>
              </table:table-cell>
              <table:table-cell office:value-type="float" office:value="60.41451">
                <text:p>60.4145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1.65155">
                <text:p>61.65155</text:p>
              </table:table-cell>
              <table:table-cell office:value-type="float" office:value="61.65155">
                <text:p>61.6515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1.58839">
                <text:p>61.58839</text:p>
              </table:table-cell>
              <table:table-cell office:value-type="float" office:value="61.58839">
                <text:p>61.5883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2.95292">
                <text:p>62.95292</text:p>
              </table:table-cell>
              <table:table-cell office:value-type="float" office:value="60.83381">
                <text:p>60.8338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4.31744">
                <text:p>64.31744</text:p>
              </table:table-cell>
              <table:table-cell office:value-type="float" office:value="61.47784">
                <text:p>61.477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5.68196">
                <text:p>65.68196</text:p>
              </table:table-cell>
              <table:table-cell office:value-type="float" office:value="62.42302">
                <text:p>62.423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7.04649">
                <text:p>67.04649</text:p>
              </table:table-cell>
              <table:table-cell office:value-type="float" office:value="63.36819">
                <text:p>63.36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66cc99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5e275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15cm" svg:height="15.486cm" xlink:href=".." xlink:type="simple" chart:class="chart:bar" chart:style-name="ch1">
        <chart:legend svg:x="5.663cm" svg:y="0.715cm" style:legend-expansion="custom" chartooo:width="12.64cm" chartooo:height="1.858cm" style:legend-expansion-aspect-ratio="6.80301399354144" chart:style-name="ch2"/>
        <chart:plot-area chart:style-name="ch3" table:cell-range-address="Feuille1.L6:Feuille1.N44" chart:data-source-has-labels="both" svg:x="1.647cm" svg:y="0.333cm" svg:width="28.055cm" svg:height="13.972cm">
          <chartooo:coordinate-region svg:x="2.454cm" svg:y="0.532cm" svg:width="27.248cm" svg:height="13.073cm"/>
          <chart:axis chart:dimension="x" chart:name="primary-x" chart:style-name="ch4" chartooo:axis-type="auto">
            <chartooo:date-scale/>
            <chart:title svg:x="13.133cm" svg:y="14.273cm" chart:style-name="ch5">
              <text:p>Number of panels</text:p>
            </chart:title>
            <chart:categories table:cell-range-address="Feuille1.L7:Feuille1.L44"/>
          </chart:axis>
          <chart:axis chart:dimension="y" chart:name="primary-y" chart:style-name="ch6">
            <chart:title svg:x="0.226cm" svg:y="12.403cm" chart:style-name="ch7">
              <text:p>Loss rate of EPs due to battery leaks</text:p>
            </chart:title>
            <chart:grid chart:style-name="ch8" chart:class="major"/>
          </chart:axis>
          <chart:series chart:style-name="ch9" chart:values-cell-range-address="Feuille1.M7:Feuille1.M44" chart:label-cell-address="Feuille1.M6:Feuille1.M6" chart:class="chart:bar">
            <chart:data-point chart:style-name="ch10" chart:repeated="2"/>
            <chart:data-point chart:repeated="2"/>
            <chart:data-point chart:style-name="ch10" chart:repeated="4"/>
            <chart:data-point chart:repeated="4"/>
            <chart:data-point chart:style-name="ch10"/>
            <chart:data-point chart:repeated="25"/>
          </chart:series>
          <chart:series chart:style-name="ch11" chart:values-cell-range-address="Feuille1.N7:Feuille1.N44" chart:label-cell-address="Feuille1.N6:Feuille1.N6" chart:class="chart:bar">
            <chart:data-point chart:style-name="ch10" chart:repeated="9"/>
            <chart:data-point chart:repeated="2"/>
            <chart:data-point chart:style-name="ch10" chart:repeated="2"/>
            <chart:data-point chart:repeated="5"/>
            <chart:data-point chart:style-name="ch10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dient descent</text:p>
                <draw:g>
                  <svg:desc>Feuille1.M6:Feuille1.M6</svg:desc>
                </draw:g>
              </table:table-cell>
              <table:table-cell office:value-type="string">
                <text:p>Heuristic</text:p>
                <draw:g>
                  <svg:desc>Feuille1.N6:Feuille1.N6</svg:desc>
                </draw:g>
              </table:table-cell>
            </table:table-row>
          </table:table-header-rows>
          <table:table-rows>
            <table:table-row>
              <table:table-cell office:value-type="float" office:value="53">
                <text:p>53</text:p>
                <draw:g>
                  <svg:desc>Feuille1.L7:Feuille1.L44</svg:desc>
                </draw:g>
              </table:table-cell>
              <table:table-cell office:value-type="float" office:value="145.97139">
                <text:p>145.97139</text:p>
                <draw:g>
                  <svg:desc>Feuille1.M7:Feuille1.M44</svg:desc>
                </draw:g>
              </table:table-cell>
              <table:table-cell office:value-type="float" office:value="145.97139">
                <text:p>145.97139</text:p>
                <draw:g>
                  <svg:desc>Feuille1.N7:Feuille1.N44</svg:desc>
                </draw:g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51.63773">
                <text:p>151.63773</text:p>
              </table:table-cell>
              <table:table-cell office:value-type="float" office:value="151.63773">
                <text:p>151.6377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7.23522">
                <text:p>157.23522</text:p>
              </table:table-cell>
              <table:table-cell office:value-type="float" office:value="157.23522">
                <text:p>157.2352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9.20152">
                <text:p>159.20152</text:p>
              </table:table-cell>
              <table:table-cell office:value-type="float" office:value="159.23217">
                <text:p>159.2321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61.44477">
                <text:p>161.44477</text:p>
              </table:table-cell>
              <table:table-cell office:value-type="float" office:value="161.19866">
                <text:p>161.1986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63.96497">
                <text:p>163.96497</text:p>
              </table:table-cell>
              <table:table-cell office:value-type="float" office:value="163.44212">
                <text:p>163.4421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67.59354">
                <text:p>167.59354</text:p>
              </table:table-cell>
              <table:table-cell office:value-type="float" office:value="165.96252">
                <text:p>165.962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2.05142">
                <text:p>172.05142</text:p>
              </table:table-cell>
              <table:table-cell office:value-type="float" office:value="169.5913">
                <text:p>169.591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75.12897">
                <text:p>175.12897</text:p>
              </table:table-cell>
              <table:table-cell office:value-type="float" office:value="172.66852">
                <text:p>172.6685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77.12713">
                <text:p>177.12713</text:p>
              </table:table-cell>
              <table:table-cell office:value-type="float" office:value="177.12713">
                <text:p>177.1271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80.84853">
                <text:p>180.84853</text:p>
              </table:table-cell>
              <table:table-cell office:value-type="float" office:value="177.52495">
                <text:p>177.5249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4.78884">
                <text:p>184.78884</text:p>
              </table:table-cell>
              <table:table-cell office:value-type="float" office:value="181.24636">
                <text:p>181.2463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85.18666">
                <text:p>185.18666</text:p>
              </table:table-cell>
              <table:table-cell office:value-type="float" office:value="185.18666">
                <text:p>185.1866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85.47913">
                <text:p>185.47913</text:p>
              </table:table-cell>
              <table:table-cell office:value-type="float" office:value="187.56671">
                <text:p>187.5667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86.06405">
                <text:p>186.06405</text:p>
              </table:table-cell>
              <table:table-cell office:value-type="float" office:value="185.94396">
                <text:p>185.9439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86.94144">
                <text:p>186.94144</text:p>
              </table:table-cell>
              <table:table-cell office:value-type="float" office:value="186.23642">
                <text:p>186.2364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88.11129">
                <text:p>188.11129</text:p>
              </table:table-cell>
              <table:table-cell office:value-type="float" office:value="186.82135">
                <text:p>186.821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1.32837">
                <text:p>191.32837</text:p>
              </table:table-cell>
              <table:table-cell office:value-type="float" office:value="187.69873">
                <text:p>187.6987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93.70842">
                <text:p>193.70842</text:p>
              </table:table-cell>
              <table:table-cell office:value-type="float" office:value="188.86858">
                <text:p>188.8685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95.09884">
                <text:p>195.09884</text:p>
              </table:table-cell>
              <table:table-cell office:value-type="float" office:value="190.25901">
                <text:p>190.2590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96.76735">
                <text:p>196.76735</text:p>
              </table:table-cell>
              <table:table-cell office:value-type="float" office:value="191.92752">
                <text:p>191.9275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99.5482">
                <text:p>199.5482</text:p>
              </table:table-cell>
              <table:table-cell office:value-type="float" office:value="193.70693">
                <text:p>193.7069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02.88522">
                <text:p>202.88522</text:p>
              </table:table-cell>
              <table:table-cell office:value-type="float" office:value="195.74055">
                <text:p>195.7405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07.0565">
                <text:p>207.0565</text:p>
              </table:table-cell>
              <table:table-cell office:value-type="float" office:value="198.02836">
                <text:p>198.0283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08.83591">
                <text:p>208.83591</text:p>
              </table:table-cell>
              <table:table-cell office:value-type="float" office:value="200.80921">
                <text:p>200.8092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10.86952">
                <text:p>210.86952</text:p>
              </table:table-cell>
              <table:table-cell office:value-type="float" office:value="204.0263">
                <text:p>204.026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13.15734">
                <text:p>213.15734</text:p>
              </table:table-cell>
              <table:table-cell office:value-type="float" office:value="207.36332">
                <text:p>207.3633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6.46197">
                <text:p>216.46197</text:p>
              </table:table-cell>
              <table:table-cell office:value-type="float" office:value="210.66794">
                <text:p>210.6679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20.52919">
                <text:p>220.52919</text:p>
              </table:table-cell>
              <table:table-cell office:value-type="float" office:value="212.1376">
                <text:p>212.137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18.90644">
                <text:p>218.90644</text:p>
              </table:table-cell>
              <table:table-cell office:value-type="float" office:value="216.30887">
                <text:p>216.3088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21.7965">
                <text:p>221.7965</text:p>
              </table:table-cell>
              <table:table-cell office:value-type="float" office:value="220.3761">
                <text:p>220.376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24.85656">
                <text:p>224.85656</text:p>
              </table:table-cell>
              <table:table-cell office:value-type="float" office:value="223.26616">
                <text:p>223.266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26.32622">
                <text:p>226.32622</text:p>
              </table:table-cell>
              <table:table-cell office:value-type="float" office:value="226.32622">
                <text:p>226.3262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22.18751">
                <text:p>222.18751</text:p>
              </table:table-cell>
              <table:table-cell office:value-type="float" office:value="222.18751">
                <text:p>222.1875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23.71985">
                <text:p>223.71985</text:p>
              </table:table-cell>
              <table:table-cell office:value-type="float" office:value="214.95595">
                <text:p>214.9559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5.4711">
                <text:p>225.4711</text:p>
              </table:table-cell>
              <table:table-cell office:value-type="float" office:value="215.24909">
                <text:p>215.2490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27.44125">
                <text:p>227.44125</text:p>
              </table:table-cell>
              <table:table-cell office:value-type="float" office:value="217.03367">
                <text:p>217.033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0.28703">
                <text:p>230.28703</text:p>
              </table:table-cell>
              <table:table-cell office:value-type="float" office:value="218.92324">
                <text:p>218.92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66cc99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5e275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53cm" svg:height="15.274cm" xlink:href=".." xlink:type="simple" chart:class="chart:bar" chart:style-name="ch1">
        <chart:legend svg:x="10.047cm" svg:y="0.312cm" style:legend-expansion="custom" chartooo:width="12.101cm" chartooo:height="2.074cm" style:legend-expansion-aspect-ratio="5.83461909353906" chart:style-name="ch2"/>
        <chart:plot-area chart:style-name="ch3" table:cell-range-address="Feuille1.P6:Feuille1.R44" chart:data-source-has-labels="both" svg:x="1.552cm" svg:y="0.329cm" svg:width="28.283cm" svg:height="13.442cm">
          <chartooo:coordinate-region svg:x="2.359cm" svg:y="0.528cm" svg:width="27.476cm" svg:height="12.543cm"/>
          <chart:axis chart:dimension="x" chart:name="primary-x" chart:style-name="ch4" chartooo:axis-type="auto">
            <chartooo:date-scale/>
            <chart:title svg:x="13.145cm" svg:y="14.016cm" chart:style-name="ch5">
              <text:p>Number of panels</text:p>
            </chart:title>
            <chart:categories table:cell-range-address="Feuille1.P7:Feuille1.P44"/>
          </chart:axis>
          <chart:axis chart:dimension="y" chart:name="primary-y" chart:style-name="ch6">
            <chart:title svg:x="0.088cm" svg:y="10.725cm" chart:style-name="ch7">
              <text:p>Total loss rate of EPs </text:p>
            </chart:title>
            <chart:grid chart:style-name="ch8" chart:class="major"/>
          </chart:axis>
          <chart:series chart:style-name="ch9" chart:values-cell-range-address="Feuille1.Q7:Feuille1.Q44" chart:label-cell-address="Feuille1.Q6:Feuille1.Q6" chart:class="chart:bar">
            <chart:data-point chart:repeated="19"/>
            <chart:data-point chart:style-name="ch10"/>
            <chart:data-point chart:repeated="18"/>
          </chart:series>
          <chart:series chart:style-name="ch11" chart:values-cell-range-address="Feuille1.R7:Feuille1.R44" chart:label-cell-address="Feuille1.R6:Feuille1.R6" chart:class="chart:bar">
            <chart:data-point chart:style-name="ch10" chart:repeated="3"/>
            <chart:data-point chart:repeated="13"/>
            <chart:data-point chart:style-name="ch10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dient descent</text:p>
                <draw:g>
                  <svg:desc>Feuille1.Q6:Feuille1.Q6</svg:desc>
                </draw:g>
              </table:table-cell>
              <table:table-cell office:value-type="string">
                <text:p>Heuristic</text:p>
                <draw:g>
                  <svg:desc>Feuille1.R6:Feuille1.R6</svg:desc>
                </draw:g>
              </table:table-cell>
            </table:table-row>
          </table:table-header-rows>
          <table:table-rows>
            <table:table-row>
              <table:table-cell office:value-type="float" office:value="53">
                <text:p>53</text:p>
                <draw:g>
                  <svg:desc>Feuille1.P7:Feuille1.P44</svg:desc>
                </draw:g>
              </table:table-cell>
              <table:table-cell office:value-type="float" office:value="160.42839">
                <text:p>160.42839</text:p>
                <draw:g>
                  <svg:desc>Feuille1.Q7:Feuille1.Q44</svg:desc>
                </draw:g>
              </table:table-cell>
              <table:table-cell office:value-type="float" office:value="160.42839">
                <text:p>160.42839</text:p>
                <draw:g>
                  <svg:desc>Feuille1.R7:Feuille1.R44</svg:desc>
                </draw:g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67.68372">
                <text:p>167.68372</text:p>
              </table:table-cell>
              <table:table-cell office:value-type="float" office:value="167.68372">
                <text:p>167.6837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74.8702">
                <text:p>174.8702</text:p>
              </table:table-cell>
              <table:table-cell office:value-type="float" office:value="174.8702">
                <text:p>174.87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78.47111">
                <text:p>178.47111</text:p>
              </table:table-cell>
              <table:table-cell office:value-type="float" office:value="178.09257">
                <text:p>178.0925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82.34897">
                <text:p>182.34897</text:p>
              </table:table-cell>
              <table:table-cell office:value-type="float" office:value="181.69368">
                <text:p>181.6936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86.50379">
                <text:p>186.50379</text:p>
              </table:table-cell>
              <table:table-cell office:value-type="float" office:value="185.57175">
                <text:p>185.571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91.76698">
                <text:p>191.76698</text:p>
              </table:table-cell>
              <table:table-cell office:value-type="float" office:value="189.72677">
                <text:p>189.726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7.85947">
                <text:p>197.85947</text:p>
              </table:table-cell>
              <table:table-cell office:value-type="float" office:value="194.99016">
                <text:p>194.9901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02.4256">
                <text:p>202.4256</text:p>
              </table:table-cell>
              <table:table-cell office:value-type="float" office:value="199.55596">
                <text:p>199.5559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05.64918">
                <text:p>205.64918</text:p>
              </table:table-cell>
              <table:table-cell office:value-type="float" office:value="205.64918">
                <text:p>205.6491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10.81781">
                <text:p>210.81781</text:p>
              </table:table-cell>
              <table:table-cell office:value-type="float" office:value="206.95372">
                <text:p>206.953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6.20535">
                <text:p>216.20535</text:p>
              </table:table-cell>
              <table:table-cell office:value-type="float" office:value="212.12235">
                <text:p>212.1223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17.50989">
                <text:p>217.50989</text:p>
              </table:table-cell>
              <table:table-cell office:value-type="float" office:value="217.50989">
                <text:p>217.5098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19.47051">
                <text:p>219.47051</text:p>
              </table:table-cell>
              <table:table-cell office:value-type="float" office:value="221.18171">
                <text:p>221.1817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21.7236">
                <text:p>221.7236</text:p>
              </table:table-cell>
              <table:table-cell office:value-type="float" office:value="220.0424">
                <text:p>220.042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24.26915">
                <text:p>224.26915</text:p>
              </table:table-cell>
              <table:table-cell office:value-type="float" office:value="222.00303">
                <text:p>222.0030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27.10716">
                <text:p>227.10716</text:p>
              </table:table-cell>
              <table:table-cell office:value-type="float" office:value="224.25611">
                <text:p>224.256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31.9924">
                <text:p>231.9924</text:p>
              </table:table-cell>
              <table:table-cell office:value-type="float" office:value="226.80166">
                <text:p>226.8016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35.66422">
                <text:p>235.66422</text:p>
              </table:table-cell>
              <table:table-cell office:value-type="float" office:value="229.63967">
                <text:p>229.6396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38.66966">
                <text:p>238.66966</text:p>
              </table:table-cell>
              <table:table-cell office:value-type="float" office:value="232.64511">
                <text:p>232.6451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41.95318">
                <text:p>241.95318</text:p>
              </table:table-cell>
              <table:table-cell office:value-type="float" office:value="235.92863">
                <text:p>235.9286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46.34905">
                <text:p>246.34905</text:p>
              </table:table-cell>
              <table:table-cell office:value-type="float" office:value="239.23763">
                <text:p>239.2376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51.30108">
                <text:p>251.30108</text:p>
              </table:table-cell>
              <table:table-cell office:value-type="float" office:value="242.80083">
                <text:p>242.8008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57.08737">
                <text:p>257.08737</text:p>
              </table:table-cell>
              <table:table-cell office:value-type="float" office:value="246.61823">
                <text:p>246.6182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60.39636">
                <text:p>260.39636</text:p>
              </table:table-cell>
              <table:table-cell office:value-type="float" office:value="251.01409">
                <text:p>251.0140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63.95956">
                <text:p>263.95956</text:p>
              </table:table-cell>
              <table:table-cell office:value-type="float" office:value="255.89934">
                <text:p>255.8993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67.77696">
                <text:p>267.77696</text:p>
              </table:table-cell>
              <table:table-cell office:value-type="float" office:value="260.85137">
                <text:p>260.8513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2.61117">
                <text:p>272.61117</text:p>
              </table:table-cell>
              <table:table-cell office:value-type="float" office:value="265.68558">
                <text:p>265.6855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78.20799">
                <text:p>278.20799</text:p>
              </table:table-cell>
              <table:table-cell office:value-type="float" office:value="268.17048">
                <text:p>268.1704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77.06868">
                <text:p>277.06868</text:p>
              </table:table-cell>
              <table:table-cell office:value-type="float" office:value="273.95677">
                <text:p>273.9567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81.19577">
                <text:p>281.19577</text:p>
              </table:table-cell>
              <table:table-cell office:value-type="float" office:value="279.55358">
                <text:p>279.5535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85.49287">
                <text:p>285.49287</text:p>
              </table:table-cell>
              <table:table-cell office:value-type="float" office:value="283.68067">
                <text:p>283.6806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87.97777">
                <text:p>287.97777</text:p>
              </table:table-cell>
              <table:table-cell office:value-type="float" office:value="287.97777">
                <text:p>287.9777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83.7759">
                <text:p>283.7759</text:p>
              </table:table-cell>
              <table:table-cell office:value-type="float" office:value="283.7759">
                <text:p>283.775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86.67277">
                <text:p>286.67277</text:p>
              </table:table-cell>
              <table:table-cell office:value-type="float" office:value="275.78977">
                <text:p>275.7897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89.78854">
                <text:p>289.78854</text:p>
              </table:table-cell>
              <table:table-cell office:value-type="float" office:value="276.72693">
                <text:p>276.7269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93.12322">
                <text:p>293.12322</text:p>
              </table:table-cell>
              <table:table-cell office:value-type="float" office:value="279.45669">
                <text:p>279.4566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97.33352">
                <text:p>297.33352</text:p>
              </table:table-cell>
              <table:table-cell office:value-type="float" office:value="282.29143">
                <text:p>282.29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66cc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e275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78cm" svg:height="15.41cm" xlink:href=".." xlink:type="simple" chart:class="chart:bar" chart:style-name="ch1">
        <chart:legend svg:x="10.035cm" svg:y="0.158cm" style:legend-expansion="custom" chartooo:width="8.86cm" chartooo:height="1.811cm" style:legend-expansion-aspect-ratio="4.89232468249586" chart:style-name="ch2"/>
        <chart:plot-area chart:style-name="ch3" table:cell-range-address="Feuille1.D6:Feuille1.F44" chart:data-source-has-labels="both" svg:x="1.361cm" svg:y="0.348cm" svg:width="26.975cm" svg:height="13.283cm">
          <chartooo:coordinate-region svg:x="1.982cm" svg:y="0.547cm" svg:width="26.354cm" svg:height="12.384cm"/>
          <chart:axis chart:dimension="x" chart:name="primary-x" chart:style-name="ch4" chartooo:axis-type="auto">
            <chartooo:date-scale/>
            <chart:title svg:x="12.472cm" svg:y="13.764cm" chart:style-name="ch5">
              <text:p>Number of panels</text:p>
            </chart:title>
            <chart:categories table:cell-range-address="Feuille1.D7:Feuille1.D44"/>
          </chart:axis>
          <chart:axis chart:dimension="y" chart:name="primary-y" chart:style-name="ch6">
            <chart:title svg:x="0.084cm" svg:y="11.608cm" chart:style-name="ch7">
              <text:p>Mean waiting time of a DP, (t)</text:p>
            </chart:title>
            <chart:grid chart:style-name="ch8" chart:class="major"/>
          </chart:axis>
          <chart:series chart:style-name="ch9" chart:values-cell-range-address="Feuille1.E7:Feuille1.E44" chart:label-cell-address="Feuille1.E6:Feuille1.E6" chart:class="chart:bar">
            <chart:data-point chart:repeated="38"/>
          </chart:series>
          <chart:series chart:style-name="ch10" chart:values-cell-range-address="Feuille1.F7:Feuille1.F44" chart:label-cell-address="Feuille1.F6:Feuille1.F6" chart:class="chart:bar">
            <chart:data-point chart:repeated="3"/>
            <chart:data-point chart:style-name="ch11"/>
            <chart:data-point chart:repeated="19"/>
            <chart:data-point chart:style-name="ch11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dient descent</text:p>
                <draw:g>
                  <svg:desc>Feuille1.E6:Feuille1.E6</svg:desc>
                </draw:g>
              </table:table-cell>
              <table:table-cell office:value-type="string">
                <text:p>Heuristic</text:p>
                <draw:g>
                  <svg:desc>Feuille1.F6:Feuille1.F6</svg:desc>
                </draw:g>
              </table:table-cell>
            </table:table-row>
          </table:table-header-rows>
          <table:table-rows>
            <table:table-row>
              <table:table-cell office:value-type="float" office:value="53">
                <text:p>53</text:p>
                <draw:g>
                  <svg:desc>Feuille1.D7:Feuille1.D44</svg:desc>
                </draw:g>
              </table:table-cell>
              <table:table-cell office:value-type="float" office:value="9.49248">
                <text:p>9.49248</text:p>
                <draw:g>
                  <svg:desc>Feuille1.E7:Feuille1.E44</svg:desc>
                </draw:g>
              </table:table-cell>
              <table:table-cell office:value-type="float" office:value="9.49248">
                <text:p>9.49248</text:p>
                <draw:g>
                  <svg:desc>Feuille1.F7:Feuille1.F44</svg:desc>
                </draw:g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.0071">
                <text:p>7.0071</text:p>
              </table:table-cell>
              <table:table-cell office:value-type="float" office:value="7.0071">
                <text:p>7.007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.52172">
                <text:p>4.52172</text:p>
              </table:table-cell>
              <table:table-cell office:value-type="float" office:value="4.52172">
                <text:p>4.5217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.20217">
                <text:p>4.20217</text:p>
              </table:table-cell>
              <table:table-cell office:value-type="float" office:value="4.29032">
                <text:p>4.2903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.88262">
                <text:p>3.88262</text:p>
              </table:table-cell>
              <table:table-cell office:value-type="float" office:value="3.97077">
                <text:p>3.9707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.56307">
                <text:p>3.56307</text:p>
              </table:table-cell>
              <table:table-cell office:value-type="float" office:value="3.65123">
                <text:p>3.6512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.24353">
                <text:p>3.24353</text:p>
              </table:table-cell>
              <table:table-cell office:value-type="float" office:value="3.33168">
                <text:p>3.331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92398">
                <text:p>2.92398</text:p>
              </table:table-cell>
              <table:table-cell office:value-type="float" office:value="3.01213">
                <text:p>3.0121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.65556">
                <text:p>2.65556</text:p>
              </table:table-cell>
              <table:table-cell office:value-type="float" office:value="2.74371">
                <text:p>2.7437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.42416">
                <text:p>2.42416</text:p>
              </table:table-cell>
              <table:table-cell office:value-type="float" office:value="2.42416">
                <text:p>2.4241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.35315">
                <text:p>2.35315</text:p>
              </table:table-cell>
              <table:table-cell office:value-type="float" office:value="2.36379">
                <text:p>2.363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28214">
                <text:p>2.28214</text:p>
              </table:table-cell>
              <table:table-cell office:value-type="float" office:value="2.29278">
                <text:p>2.2927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.22177">
                <text:p>2.22177</text:p>
              </table:table-cell>
              <table:table-cell office:value-type="float" office:value="2.22177">
                <text:p>2.2217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.16851">
                <text:p>2.16851</text:p>
              </table:table-cell>
              <table:table-cell office:value-type="float" office:value="2.17064">
                <text:p>2.1706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.11526">
                <text:p>2.11526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.062">
                <text:p>2.062</text:p>
              </table:table-cell>
              <table:table-cell office:value-type="float" office:value="2.0896">
                <text:p>2.089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.00874">
                <text:p>2.00874</text:p>
              </table:table-cell>
              <table:table-cell office:value-type="float" office:value="2.03634">
                <text:p>2.036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95548">
                <text:p>1.95548</text:p>
              </table:table-cell>
              <table:table-cell office:value-type="float" office:value="1.98308">
                <text:p>1.9830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90435">
                <text:p>1.90435</text:p>
              </table:table-cell>
              <table:table-cell office:value-type="float" office:value="1.92982">
                <text:p>1.9298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86312">
                <text:p>1.86312</text:p>
              </table:table-cell>
              <table:table-cell office:value-type="float" office:value="1.88859">
                <text:p>1.8885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82189">
                <text:p>1.82189</text:p>
              </table:table-cell>
              <table:table-cell office:value-type="float" office:value="1.84736">
                <text:p>1.8473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78066">
                <text:p>1.78066</text:p>
              </table:table-cell>
              <table:table-cell office:value-type="float" office:value="1.81372">
                <text:p>1.8137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73942">
                <text:p>1.73942</text:p>
              </table:table-cell>
              <table:table-cell office:value-type="float" office:value="1.78009">
                <text:p>1.7800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69819">
                <text:p>1.69819</text:p>
              </table:table-cell>
              <table:table-cell office:value-type="float" office:value="1.74645">
                <text:p>1.7464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.66456">
                <text:p>1.66456</text:p>
              </table:table-cell>
              <table:table-cell office:value-type="float" office:value="1.70522">
                <text:p>1.7052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.63092">
                <text:p>1.63092</text:p>
              </table:table-cell>
              <table:table-cell office:value-type="float" office:value="1.65196">
                <text:p>1.6519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59728">
                <text:p>1.59728</text:p>
              </table:table-cell>
              <table:table-cell office:value-type="float" office:value="1.61073">
                <text:p>1.6107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56365">
                <text:p>1.56365</text:p>
              </table:table-cell>
              <table:table-cell office:value-type="float" office:value="1.57709">
                <text:p>1.5770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53001">
                <text:p>1.53001</text:p>
              </table:table-cell>
              <table:table-cell office:value-type="float" office:value="1.55543">
                <text:p>1.5554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50222">
                <text:p>1.50222</text:p>
              </table:table-cell>
              <table:table-cell office:value-type="float" office:value="1.51419">
                <text:p>1.5141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47764">
                <text:p>1.47764</text:p>
              </table:table-cell>
              <table:table-cell office:value-type="float" office:value="1.48056">
                <text:p>1.4805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45306">
                <text:p>1.45306</text:p>
              </table:table-cell>
              <table:table-cell office:value-type="float" office:value="1.45598">
                <text:p>1.4559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4314">
                <text:p>1.4314</text:p>
              </table:table-cell>
              <table:table-cell office:value-type="float" office:value="1.4314">
                <text:p>1.431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41542">
                <text:p>1.41542</text:p>
              </table:table-cell>
              <table:table-cell office:value-type="float" office:value="1.41542">
                <text:p>1.4154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40258">
                <text:p>1.40258</text:p>
              </table:table-cell>
              <table:table-cell office:value-type="float" office:value="1.40504">
                <text:p>1.4050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38973">
                <text:p>1.38973</text:p>
              </table:table-cell>
              <table:table-cell office:value-type="float" office:value="1.39307">
                <text:p>1.3930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37689">
                <text:p>1.37689</text:p>
              </table:table-cell>
              <table:table-cell office:value-type="float" office:value="1.3806">
                <text:p>1.38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36405">
                <text:p>1.36405</text:p>
              </table:table-cell>
              <table:table-cell office:value-type="float" office:value="1.36813">
                <text:p>1.368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